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0364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שיר חדש שיסדתי לכבוד התורה זה כשלושים שנה</text:p>
      <text:p text:style-name="P2">וכבר נתפשט בכל המקומות</text:p>
      <text:p text:style-name="P2"/>
      <text:p text:style-name="P1"/>
      <text:p text:style-name="P1">אשורר שירה, לכבוד התורה, מפז יקרה, זכה וטהורה.</text:p>
      <text:p text:style-name="P1">נאמן שמו, בחר בעמו, להיות לו לשמו, אומה נבחרה.</text:p>
      <text:p text:style-name="P2">נגלה בכבודו, על סיני הודו, קרא לעבדו, לקבל תורה. </text:p>
      <text:p text:style-name="P2">נתנה לנו, על יד רוענו, משה רבנו, בחיר כל נברא.</text:p>
      <text:p text:style-name="P1">נאמן ביתו, הביט בדמותו, גם נבואתו, מראה מאירה.</text:p>
      <text:p text:style-name="P1">ישמח ישראל, באהבת אל, כי הוא מנחיל אל, לומדי התורה.</text:p>
      <text:p text:style-name="P1">יש העולמות, הם הנעלמות, מעלות רמות לדורשי תורה.</text:p>
      <text:p text:style-name="P1">ברוך אבינו, אשר זיכנו, וקדשנו, בדברי תורה.</text:p>
      <text:p text:style-name="P1">רבת נעימה, תורה תמימה, פתי מחכימה, עין מאירה.</text:p>
      <text:p text:style-name="P1">ומשיבת נפש, אשר בה חפץ, נותנת חופש, לכל סוחרה.</text:p>
      <text:p text:style-name="P2">כי היא חיינו, אורך ימינו, גם תשיג לנו, עושר תפארה.</text:p>
      <text:p text:style-name="P2">כל דרכיה הליכותיה, ונתיבותיה, שלום ואורה.</text:p>
      <text:p text:style-name="P2">רוב שלום להם, אשרי חלקיהם, מכשול אין להם, אוהבי תורת. </text:p>
      <text:p text:style-name="P2">פיקודים ברים מצות ישרים, מדרכיהם מורים, דרך ישרה.</text:p>
      <text:p text:style-name="P1">אשרי הגבר, על יצרו גובר, מישרים דובר, עוסק בתורה.</text:p>
      <text:p text:style-name="P1">לא ירא לנו, משונאו אויבו, בטוח לנו, בזכות התורה.</text:p>
      <text:p text:style-name="P1">חזק גואלי, מלא משאלי, לב זך ברא לי, רוח טהורה.</text:p>
      <text:p text:style-name="P1">חי צור מגיני, זכני לבני, גם בני בני, עוסקים בתורה.</text:p>
      <text:p text:style-name="P1">חנון ענני, מחטא נקני, גם תצילני, מכל עבירה.</text:p>
      <text:p text:style-name="P1">זך טהרני, תורה הורני, והדריכני, בנתיב הישרה.</text:p>
      <text:p text:style-name="P2">קדוש חונני, אל תטשני, וקדשני, בקדושת תורה. </text:p>
      <text:p text:style-name="P2">קיים אל סלעי, אורי וישעי, לעבדך רעה היה לי סתרה.</text:p>
      <text:p text:style-name="P1">קבל שועתי, שעה רנתי, גם תפלתי, לך עטרה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22:16:01.923153094</meta:creation-date>
    <dc:date>2023-10-04T22:19:03.500387500</dc:date>
    <meta:editing-duration>PT3M2S</meta:editing-duration>
    <meta:editing-cycles>1</meta:editing-cycles>
    <meta:document-statistic meta:table-count="0" meta:image-count="0" meta:object-count="0" meta:page-count="1" meta:paragraph-count="25" meta:word-count="210" meta:character-count="1150" meta:non-whitespace-character-count="943"/>
    <meta:generator>LibreOffice/7.5.7.1$Linux_X86_64 LibreOffice_project/50$Build-1</meta:generator>
  </office:meta>
</office:document-meta>
</file>